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/>
    <style:font-face style:name="Droid Sans Fallback" svg:font-family="'Droid Sans Fallback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OpenSymbol1" svg:font-family="OpenSymbol, 'Arial Unicode MS'" style:font-family-generic="roman"/>
    <style:font-face style:name="StarSymbol" svg:font-family="StarSymbol, 'Arial Unicode MS'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Verdana" svg:font-family="Verdana" style:font-family-generic="roman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Header">
      <style:text-properties style:font-name="Times New Roman1" fo:font-size="12pt" fo:language="ca" fo:country="ES" style:font-size-asian="12pt" style:font-size-complex="12pt"/>
    </style:style>
    <style:style style:name="P2" style:family="paragraph" style:parent-style-name="Footnote">
      <style:text-properties fo:language="ca" fo:country="ES"/>
    </style:style>
    <style:style style:name="P3" style:family="paragraph" style:parent-style-name="Standard">
      <style:paragraph-properties fo:margin-top="0in" fo:margin-bottom="0in" style:contextual-spacing="false"/>
      <style:text-properties style:font-name="Times New Roman1" fo:font-size="12pt" fo:font-weight="bold" officeooo:rsid="000b4e83" officeooo:paragraph-rsid="000b4e83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in" style:contextual-spacing="false"/>
      <style:text-properties style:font-name="Times New Roman1" fo:font-size="12pt" fo:font-weight="bold" officeooo:rsid="000b4e83" officeooo:paragraph-rsid="000d0578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style:contextual-spacing="false"/>
      <style:text-properties style:font-name="Times New Roman1" fo:font-size="12pt" fo:font-weight="bold" officeooo:paragraph-rsid="000b4e83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style:contextual-spacing="false"/>
      <style:text-properties style:font-name="Times New Roman1" fo:font-size="12pt" fo:font-weight="bold" officeooo:rsid="00104bac" officeooo:paragraph-rsid="000b4e83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style:contextual-spacing="false"/>
      <style:text-properties style:font-name="Times New Roman1" fo:font-size="12pt" officeooo:paragraph-rsid="000b4e83" style:font-size-asian="12pt" style:font-size-complex="12pt"/>
    </style:style>
    <style:style style:name="P8" style:family="paragraph" style:parent-style-name="Standard">
      <style:paragraph-properties fo:margin-top="0in" fo:margin-bottom="0in" style:contextual-spacing="false"/>
      <style:text-properties style:font-name="Times New Roman1" fo:font-size="12pt" fo:font-weight="normal" officeooo:paragraph-rsid="000b4e8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in" style:contextual-spacing="false"/>
      <style:text-properties style:font-name="Times New Roman1" fo:font-size="12pt" fo:font-weight="normal" officeooo:rsid="000b4e83" officeooo:paragraph-rsid="000b4e8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in" fo:margin-bottom="0in" style:contextual-spacing="false" fo:break-before="page"/>
      <style:text-properties style:font-name="Times New Roman1" fo:font-size="12pt" fo:font-weight="bold" officeooo:rsid="00104bac" officeooo:paragraph-rsid="000b4e8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in" fo:margin-bottom="0in" style:contextual-spacing="false" fo:break-before="page"/>
      <style:text-properties style:font-name="Times New Roman1" fo:font-size="12pt" fo:font-weight="bold" officeooo:rsid="000b4e83" officeooo:paragraph-rsid="000b4e8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in" fo:margin-bottom="0in" style:contextual-spacing="false" fo:break-before="page"/>
      <style:text-properties style:font-name="Times New Roman1" fo:font-size="12pt" fo:font-weight="bold" officeooo:rsid="000b4e83" officeooo:paragraph-rsid="000d0578" style:font-size-asian="12pt" style:font-weight-asian="bold" style:font-size-complex="12pt" style:font-weight-complex="bold"/>
    </style:style>
    <style:style style:name="T1" style:family="text">
      <style:text-properties officeooo:rsid="0009517e"/>
    </style:style>
    <style:style style:name="T2" style:family="text">
      <style:text-properties officeooo:rsid="000b4e83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4e83" style:font-weight-asian="bold" style:font-weight-complex="bold"/>
    </style:style>
    <style:style style:name="T6" style:family="text">
      <style:text-properties fo:font-weight="bold" officeooo:rsid="000c116a" style:font-weight-asian="bold" style:font-weight-complex="bold"/>
    </style:style>
    <style:style style:name="T7" style:family="text">
      <style:text-properties officeooo:rsid="000c116a"/>
    </style:style>
    <style:style style:name="T8" style:family="text">
      <style:text-properties officeooo:rsid="000d05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elecció de temes per a l'assignatura de Ciències Aplica<text:span text:style-name="T8">d</text:span>es II</text:p>
      <text:p text:style-name="P4"/>
      <text:p text:style-name="P9"><text:span text:style-name="T4">1-Resolució d'equacions i sistemes en situacions quotidianes.</text:span><text:line-break/>Transformació d'expressions algebraiques.<text:line-break/>Obtenció de valors numèrics en fórmules.<text:line-break/>Polinomis: arrels i factorització. Utilització d'identitats notables.<text:line-break/>Resolució algebraica i gràfica d'equacions de primer i segon grau.<text:line-break/>Resolució de sistemes senzills. <text:line-break/>Mètodes de resolució de sistemes de dues equacions i dues incògnites.<text:line-break/>Resolució gràfica.<text:line-break/>Resolució de problemes quotidians mitjançant equacions i sistemes.<text:line-break/>Resolució de problemes senzills.<text:line-break/><text:line-break/><text:span text:style-name="T4">El mètode científic.</text:span><text:line-break/>Fases del mètode científic.<text:line-break/>Aplicació del mètode científic a situacions senzilles. Aplicacions al perfil professional.<text:line-break/>Antecedents històrics del pensament científic.<text:line-break/>Tendències actuals.<text:line-break/><text:line-break/><text:span text:style-name="T4">2-Realització de mesures en figures geomètriques.</text:span><text:line-break/>Punts i rectes.<text:line-break/>Rectes assecants i paral·leles.<text:line-break/>Polígons: descripció dels seus elements i classificació.<text:line-break/>Angle: mesura.<text:line-break/>Suma dels angles interiors d'un triangle.<text:line-break/>Semblança de triangles.<text:line-break/>Resolució de triangles rectangles. Teorema de Pitàgores.<text:line-break/>Circumferència i els seus elements. Càlcul de la longitud.<text:line-break/><text:line-break/><text:span text:style-name="T4">3-Càlcul d'àrees i volums.</text:span><text:line-break/>Resolució de problemes geomètrics al món físic.<text:line-break/>Interpretació de gràfics:<text:line-break/>Interpretació d'un fenomen descrit mitjançant un enunciat, taula, <text:line-break/>gràfica o expressió analítica.<text:line-break/><text:line-break/><text:span text:style-name="T4">Funcions lineals. Funcions quadràtiques. Funció inversa. Funció </text:span><text:line-break/>exponencial.<text:line-break/>Aplicació de les diferents funcions en contextos reals.<text:line-break/><text:line-break/><text:span text:style-name="T4">Estadística i càlcul de probabilitat. </text:span><text:line-break/>Tipus de gràfics. Lineal, de columna, de barra i circular.<text:line-break/>Mesures de centralització i dispersió: mitjana aritmètica, recorregut i <text:line-break/>desviació típica. Interpretació, anàlisi i utilitat.<text:line-break/>Variables discretes i contínues.<text:line-break/>Atzar i probabilitat.<text:line-break/>Càlcul de probabilitat mitjançant la regla de Laplace.<text:line-break/><text:line-break/><text:line-break/><text:soft-page-break/><text:span text:style-name="T4">4-Aplicacions informàtiques</text:span><text:line-break/>Ús del full de càlcul en l'organització de les dades, realització de<text:line-break/>càlculs i generació de gràfics.<text:line-break/>Ús d'aplicacions informàtiques per a la representació, simulació i <text:line-break/>anàlisi de la gràfica d'una funció.<text:line-break/><text:line-break/><text:span text:style-name="T4">5-Mesura de magnituds fonamentals. Massa, volum i temperatura. </text:span><text:line-break/>Magnituds derivades.<text:line-break/><text:line-break/><text:span text:style-name="T4">Origen de l'energia nuclear.</text:span><text:line-break/>Tipus de processos per a l'obtenció i ús de l'energia nuclear.<text:line-break/>Problemàtica de l'ús indiscriminat i amb finalitats armamentístiques de l'energia nuclear.<text:line-break/>Gestió dels residus radioactius provinents de les centrals nuclears.<text:line-break/>Principals centrals nuclears espanyoles.<text:line-break/><text:line-break/><text:span text:style-name="T4">Categorització de contaminants principals:</text:span><text:line-break/>Contaminació. Concepte i tipus de contaminació.<text:line-break/>Contaminació atmosfèrica; causes i efectes.<text:line-break/>La pluja àcida. Repercussió en els recursos naturals.<text:line-break/>L'efecte hivernacle.<text:line-break/>La destrucció de la capa d'ozó.<text:line-break/>Conseqüències sobre el canvi climàtic.<text:line-break/><text:line-break/><text:span text:style-name="T4">6-Relació de les forces sobre l'estat de repòs i moviments de cossos:</text:span><text:line-break/>Classificació dels moviments segons la seva trajectòria.<text:line-break/>Velocitat i acceleració. Unitats.<text:line-break/>Magnituds escalars i vectorials. Identificació.<text:line-break/>Moviment rectilini uniforme característiques. Interpretació gràfica.<text:line-break/>Càlculs senzills relacionats amb el moviment rectilini uniforme característiques.<text:line-break/>Força: Resultat d'una interacció. <text:line-break/>Classes de Forces: de contacte i a distància. Efectes.<text:line-break/>Lleis de Newton. <text:line-break/>Representació de forces aplicades a un sòlid en situacions <text:line-break/>habituals. Resultant.<text:line-break/><text:line-break/><text:span text:style-name="T4">Sistemes de producció d'energia elèctrica.</text:span><text:line-break/>Tipus de centrals elèctriques. Avantatges i desavantatges.<text:line-break/>Centrals elèctriques a Espanya. Relació amb l'entorn.<text:line-break/>Transport i distribució de l'energia elèctrica. Etapes.<text:line-break/>Identificació de components de circuits bàsics.<text:line-break/><text:line-break/><text:span text:style-name="T4">7 - Elements d'un circuit elèctric.</text:span><text:line-break/>Components bàsics d'un circuit elèctric.<text:line-break/>Tipus de circuits. Sèrie, paral·lel, mixt.<text:line-break/>Magnituds elèctriques bàsiques.<text:line-break/>Mesura i unitats.<text:line-break/>Càlcul de magnituds elementals sobre receptors d'ús quotidià i la seva relació amb els elements del circuit elèctric.</text:p>
      <text:p text:style-name="P11">Selecció<text:span text:style-name="T8">n</text:span> de tem<text:span text:style-name="T8">a</text:span>s p<text:span text:style-name="T8">a</text:span>ra l<text:span text:style-name="T8">a </text:span>assignatura de Ciències Aplica<text:span text:style-name="T8">da</text:span>s II</text:p>
      <text:p text:style-name="P3"><text:s/></text:p>
      <text:p text:style-name="P5"><text:span text:style-name="T7">1-</text:span>Resolución de ecuaciones y sistemas en situaciones cotidianas:</text:p>
      <text:p text:style-name="P7">Transformación de expresiones algebraicas.</text:p>
      <text:p text:style-name="P7">Obtención de valores numéricos en fórmulas.</text:p>
      <text:p text:style-name="P7">Polinomios: raíces y factorización. Utilización de identidades notables.</text:p>
      <text:p text:style-name="P7">Resolución algebraica y gráfica de ecuaciones de primer y segundo grado.</text:p>
      <text:p text:style-name="P7">Resolución de sistemas sencillos. </text:p>
      <text:p text:style-name="P7">Métodos de resolución de sistemas de dos ecuaciones y dos incógnitas.</text:p>
      <text:p text:style-name="P7">Resolución gráfica.</text:p>
      <text:p text:style-name="P7">Resolución de problemas cotidianos mediante ecuaciones y sistemas.</text:p>
      <text:p text:style-name="P7">Resolución de problemas sencillos:</text:p>
      <text:p text:style-name="P7"/>
      <text:p text:style-name="P5">El método científico.</text:p>
      <text:p text:style-name="P7">Fases del método científico.</text:p>
      <text:p text:style-name="P8">Aplicación del método científico a situaciones sencillas. Aplicaciones al perfil profesional.</text:p>
      <text:p text:style-name="P7">Antecedentes históricos del pensamiento científico.</text:p>
      <text:p text:style-name="P7">Tendencias actuales.</text:p>
      <text:p text:style-name="P7"/>
      <text:p text:style-name="P5"><text:span text:style-name="T7">2-</text:span>Realización de medidas en figuras geométricas:</text:p>
      <text:p text:style-name="P7">Puntos y rectas.</text:p>
      <text:p text:style-name="P7">Rectas secantes y paralelas.</text:p>
      <text:p text:style-name="P7">Polígonos: descripción de sus elementos y clasificación.</text:p>
      <text:p text:style-name="P7">Ángulo: medida.</text:p>
      <text:p text:style-name="P7">Suma de los ángulos interiores de un triángulo.</text:p>
      <text:p text:style-name="P7">Semejanza de triángulos.</text:p>
      <text:p text:style-name="P7">Resolución de triángulos rectángulos. Teorema de Pitágoras.</text:p>
      <text:p text:style-name="P7">Circunferencia y sus elementos. Cálculo de la longitud.</text:p>
      <text:p text:style-name="P5"/>
      <text:p text:style-name="P5"><text:span text:style-name="T7">3-</text:span>Cálculo de áreas y volúmenes.</text:p>
      <text:p text:style-name="P7">Resolución de problemas geométricos en el mundo físico.</text:p>
      <text:p text:style-name="P7">Interpretación de gráficos:</text:p>
      <text:p text:style-name="P7">Interpretación de un fenómeno descrito mediante un enunciado, tabla, </text:p>
      <text:p text:style-name="P7">gráfica o expresión analítica.</text:p>
      <text:p text:style-name="P7"/>
      <text:p text:style-name="P5">Funciones lineales. Funciones cuadráticas. Función inversa. Función </text:p>
      <text:p text:style-name="P5">exponencial.</text:p>
      <text:p text:style-name="P7">Aplicación de las distintas funciones en contextos reales.</text:p>
      <text:p text:style-name="P7"/>
      <text:p text:style-name="P5">Estadística y cálculo de probabilidad. </text:p>
      <text:p text:style-name="P7">Tipos de gráficos. Lineal, de columna, de barra y circular.</text:p>
      <text:p text:style-name="P7">Medidas de centralización y dispersión: media aritmética, recorrido y </text:p>
      <text:p text:style-name="P7">desviación típica. Interpretación, análisis y utilidad.</text:p>
      <text:p text:style-name="P7">Variables discretas y continuas.</text:p>
      <text:p text:style-name="P7">Azar y probabilidad.</text:p>
      <text:p text:style-name="P7">Cálculo de probabilidad mediante la regla de Laplace.</text:p>
      <text:p text:style-name="P7"/>
      <text:p text:style-name="P6"/>
      <text:p text:style-name="P10"><text:span text:style-name="T7">4-</text:span>Aplicaciones informáticas</text:p>
      <text:p text:style-name="P7">Uso de la hoja de cálculo en la organización de los datos, realización de</text:p>
      <text:p text:style-name="P7">cálculos y generación de gráficos.</text:p>
      <text:p text:style-name="P7">Uso de aplicaciones informáticas para la representación, simulación y </text:p>
      <text:p text:style-name="P7">análisis de la gráfica de una función.</text:p>
      <text:p text:style-name="P7"/>
      <text:p text:style-name="P7"><text:span text:style-name="T6">5</text:span><text:span text:style-name="T5">-</text:span><text:span text:style-name="T4">Medida de magnitudes fundamentales. Masa, volumen y temperatura. </text:span></text:p>
      <text:p text:style-name="P7">Magnitudes derivadas.</text:p>
      <text:p text:style-name="P7"/>
      <text:p text:style-name="P5">Origen de la energía nuclear.</text:p>
      <text:p text:style-name="P7">Tipos de procesos para la obtención y uso de la energía nuclear.</text:p>
      <text:p text:style-name="P7">Problemática del uso indiscriminado y con fines armamentísticos de la energía nuclear.</text:p>
      <text:p text:style-name="P7">Gestión de los residuos radiactivos provenientes de las centrales nucleares.</text:p>
      <text:p text:style-name="P7">Principales centrales nucleares españolas.</text:p>
      <text:p text:style-name="P7"/>
      <text:p text:style-name="P5">Categorización de contaminantes principales:</text:p>
      <text:p text:style-name="P7">Contaminación. Concepto y tipos de contaminación.</text:p>
      <text:p text:style-name="P7">Contaminación atmosférica; causas y efectos.</text:p>
      <text:p text:style-name="P7">La lluvia ácida. Repercusión en los recursos naturales.</text:p>
      <text:p text:style-name="P7">El efecto invernadero.</text:p>
      <text:p text:style-name="P7">La destrucción de la capa de ozono.</text:p>
      <text:p text:style-name="P7">Consecuencias sobre el cambio climático.</text:p>
      <text:p text:style-name="P7"/>
      <text:p text:style-name="P5"><text:span text:style-name="T7">6-</text:span>Relación de las fuerzas sobre el estado de reposo y movimientos de cuerpos:</text:p>
      <text:p text:style-name="P7">Clasificación de los movimientos según su trayectoria.</text:p>
      <text:p text:style-name="P7">Velocidad y aceleración. Unidades.</text:p>
      <text:p text:style-name="P7">Magnitudes escalares y vectoriales. Identificación.</text:p>
      <text:p text:style-name="P7">Movimiento rectilíneo uniforme características. Interpretación gráfica.</text:p>
      <text:p text:style-name="P7">Cálculos sencillos relacionados con el movimiento rectilíneo uniforme características.</text:p>
      <text:p text:style-name="P7">Fuerza: Resultado de una interacción. </text:p>
      <text:p text:style-name="P7">Clases de Fuerzas: de contacto y a distancia. Efectos.</text:p>
      <text:p text:style-name="P7">Leyes de Newton. </text:p>
      <text:p text:style-name="P7">Representación de fuerzas aplicadas a un sólido en situaciones </text:p>
      <text:p text:style-name="P7">habituales. Resultante.</text:p>
      <text:p text:style-name="P7"/>
      <text:p text:style-name="P5">Sistemas de producción de energía eléctrica.</text:p>
      <text:p text:style-name="P7">Tipos de centrales eléctricas. Ventajas y desventajas.</text:p>
      <text:p text:style-name="P7">Centrales eléctricas en España. Relación con el entorno.</text:p>
      <text:p text:style-name="P7">Transporte y distribución de la energía eléctrica. Etapas.</text:p>
      <text:p text:style-name="P7">Identificación de componentes de circuitos básicos.</text:p>
      <text:p text:style-name="P7"/>
      <text:p text:style-name="P5"><text:span text:style-name="T7">7 - </text:span>Elementos de un circuito eléctrico.</text:p>
      <text:p text:style-name="P7">Componentes básicos de un circuito eléctrico.</text:p>
      <text:p text:style-name="P7">Tipos de circuitos. Serie, paralelo, mixto.</text:p>
      <text:p text:style-name="P7">Magnitudes eléctricas básicas.</text:p>
      <text:p text:style-name="P7">Medida y unidades.</text:p>
      <text:p text:style-name="P7">Cálculo de magnitudes elementales sobre receptores de uso cotidiano y su relación con los elementos del circuito eléctri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/>
    <style:font-face style:name="Droid Sans Fallback" svg:font-family="'Droid Sans Fallback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OpenSymbol1" svg:font-family="OpenSymbol, 'Arial Unicode MS'" style:font-family-generic="roman"/>
    <style:font-face style:name="StarSymbol" svg:font-family="StarSymbol, 'Arial Unicode MS'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Verdana" svg:font-family="Verdana" style:font-family-generic="roman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Times New Roman" fo:font-size="12pt" fo:language="ca" fo:country="ES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" style:family="paragraph" style:default-outline-level="" style:class="list">
      <style:paragraph-properties fo:margin-top="0in" fo:margin-bottom="0.1472in" style:contextual-spacing="false" fo:text-align="start" style:justify-single-word="false" fo:orphans="2" fo:widows="2" style:writing-mode="lr-tb"/>
      <style:text-properties style:font-name="Lohit Hindi" fo:font-family="'Lohit Hindi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1472in" fo:margin-bottom="0.1472in" style:contextual-spacing="false" fo:text-align="start" style:justify-single-word="false" fo:orphans="2" fo:widows="2" style:writing-mode="lr-tb"/>
      <style:text-properties style:font-name="Lohit Hindi" fo:font-family="'Lohit Hindi'" style:font-family-generic="roman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paragraph-properties fo:text-align="start" style:justify-single-word="false" fo:orphans="2" fo:widows="2" style:writing-mode="lr-tb"/>
      <style:text-properties style:font-name="Lohit Hindi" fo:font-family="'Lohit Hindi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default-outline-level="" style:class="extra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Footnote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5.9028in"/>
          <style:tab-stop style:position="11.8055in"/>
        </style:tab-stops>
      </style:paragraph-properties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default-outline-level="1" style:class="text">
      <style:paragraph-properties fo:margin-top="0.2937in" fo:margin-bottom="0.1472in" style:contextual-spacing="false" fo:text-align="start" style:justify-single-word="false" fo:orphans="2" fo:widows="2" style:writing-mode="lr-tb"/>
      <style:text-properties style:font-name="Droid Sans Fallback" fo:font-family="'Droid Sans Fallback'" style:font-family-generic="roman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6.5972in"/>
          <style:tab-stop style:position="13.1953in"/>
        </style:tab-stops>
      </style:paragraph-properties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eekday" style:family="paragraph" style:parent-style-name="Standard">
      <style:paragraph-properties fo:line-height="150%"/>
      <style:text-properties fo:color="#33ff99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ebruary" style:family="paragraph" style:parent-style-name="Standard">
      <style:text-properties fo:color="#ff3333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Object_20_with_20_arrow" style:display-name="Object with arrow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margin-top="0in" fo:margin-bottom="0in" style:contextual-spacing="false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margin-top="0in" fo:margin-bottom="0in" style:contextual-spacing="false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Header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5.9028in"/>
          <style:tab-stop style:position="11.8055in"/>
        </style:tab-stops>
      </style:paragraph-properties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cte_20_sense_20_emplenament_20_ni_20_línia" style:display-name="Objecte sense emplenament ni línia" style:family="paragraph" style:parent-style-name="Standard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uestio" style:family="paragraph" style:default-outline-level="">
      <style:paragraph-properties fo:margin-top="0in" fo:margin-bottom="0.1472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Enllaç_20_d_27_Internet_20_visitat" style:display-name="Enllaç d'Internet visitat" style:family="paragraph" style:default-outline-level="">
      <style:paragraph-properties fo:text-align="start" style:justify-single-word="false" fo:orphans="2" fo:widows="2" style:writing-mode="lr-tb"/>
      <style:text-properties fo:color="#8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Enllaç_20_d_27_Internet" style:display-name="Enllaç d'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ic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ímbols_20_de_20_numeració" style:display-name="Símbols de numeració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I_3f_lustració" style:display-name="I?lustració" style:family="paragraph" style:default-outline-level="">
      <style:paragraph-properties fo:margin-top="0.1472in" fo:margin-bottom="0.1472in" style:contextual-spacing="false" fo:text-align="start" style:justify-single-word="false" fo:orphans="2" fo:widows="2" style:writing-mode="lr-tb"/>
      <style:text-properties style:font-name="Lohit Hindi" fo:font-family="'Lohit Hindi'" style:font-family-generic="roman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Frame_20_contents" style:display-name="Frame contents" style:family="paragraph" style:default-outline-level="" style:class="extra">
      <style:paragraph-properties fo:margin-top="0in" fo:margin-bottom="0.1472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er_20_defecte_5f_1" style:display-name="Per defecte_1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style:font-name="Lohit Hindi" fo:font-family="'Lohit Hindi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urquise3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turquise2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turquise1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2917in" fo:margin-bottom="0.1457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irst_20_line_20_indent" style:display-name="First line indent" style:family="paragraph" style:default-outline-level="" style:class="text">
      <style:paragraph-properties fo:margin-left="0in" fo:margin-right="0in" fo:margin-top="0in" fo:margin-bottom="0.2598in" style:contextual-spacing="false" fo:text-align="start" style:justify-single-word="false" fo:orphans="2" fo:widows="2" fo:text-indent="0.3465in" style:auto-text-indent="false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istLabel_20_333" style:display-name="ListLabel 333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32" style:display-name="ListLabel 332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31" style:display-name="ListLabel 331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30" style:display-name="ListLabel 330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9" style:display-name="ListLabel 329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8" style:display-name="ListLabel 328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7" style:display-name="ListLabel 327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6" style:display-name="ListLabel 326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5" style:display-name="ListLabel 325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WW_5f_CharLFO7LVL9" style:display-name="WW_CharLFO7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8" style:display-name="WW_CharLFO7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7" style:display-name="WW_CharLFO7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6" style:display-name="WW_CharLFO7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5" style:display-name="WW_CharLFO7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4" style:display-name="WW_CharLFO7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3" style:display-name="WW_CharLFO7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2" style:display-name="WW_CharLFO7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1" style:display-name="WW_CharLFO7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9" style:display-name="WW_CharLFO6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8" style:display-name="WW_CharLFO6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7" style:display-name="WW_CharLFO6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6" style:display-name="WW_CharLFO6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5" style:display-name="WW_CharLFO6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4" style:display-name="WW_CharLFO6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3" style:display-name="WW_CharLFO6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2" style:display-name="WW_CharLFO6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1" style:display-name="WW_CharLFO6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9" style:display-name="WW_CharLFO5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8" style:display-name="WW_CharLFO5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7" style:display-name="WW_CharLFO5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6" style:display-name="WW_CharLFO5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5" style:display-name="WW_CharLFO5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4" style:display-name="WW_CharLFO5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3" style:display-name="WW_CharLFO5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2" style:display-name="WW_CharLFO5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1" style:display-name="WW_CharLFO5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9" style:display-name="WW_CharLFO4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8" style:display-name="WW_CharLFO4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7" style:display-name="WW_CharLFO4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6" style:display-name="WW_CharLFO4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5" style:display-name="WW_CharLFO4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4" style:display-name="WW_CharLFO4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3" style:display-name="WW_CharLFO4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2" style:display-name="WW_CharLFO4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1" style:display-name="WW_CharLFO4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9" style:display-name="WW_CharLFO2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8" style:display-name="WW_CharLFO2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7" style:display-name="WW_CharLFO2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6" style:display-name="WW_CharLFO2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5" style:display-name="WW_CharLFO2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4" style:display-name="WW_CharLFO2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3" style:display-name="WW_CharLFO2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2" style:display-name="WW_CharLFO2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1" style:display-name="WW_CharLFO2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Texto_20_de_20_globo_20_Car" style:display-name="Texto de globo C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fo:font-size="8pt" style:font-name-asian="DejaVu Sans" style:font-family-asian="'DejaVu Sans'" style:font-family-generic-asian="system" style:font-pitch-asian="variable" style:font-size-asian="8pt" style:font-name-complex="Liberation Sans" style:font-family-complex="'Liberation Sans'" style:font-family-generic-complex="system" style:font-pitch-complex="variable" style:font-size-complex="12pt"/>
    </style:style>
    <style:style style:name="Fuente_20_de_20_párrafo_20_predeter." style:display-name="Fuente de párrafo predeter.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exto_20_de_20_globo" style:display-name="Texto de globo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fo:font-size="8pt" style:font-name-asian="DejaVu Sans" style:font-family-asian="'DejaVu Sans'" style:font-family-generic-asian="system" style:font-pitch-asian="variable" style:font-size-asian="8pt" style:font-name-complex="Liberation Sans" style:font-family-complex="'Liberation Sans'" style:font-family-generic-complex="system" style:font-pitch-complex="variable" style:font-size-complex="12pt"/>
    </style:style>
    <style:style style:name="western" style:family="paragraph" style:default-outline-level="">
      <style:paragraph-properties fo:margin-top="0.3429in" fo:margin-bottom="0in" style:contextual-spacing="false" fo:text-align="start" style:justify-single-word="false" fo:orphans="2" fo:widows="2" style:writing-mode="lr-tb"/>
      <style:text-properties style:font-name="Times New Roman1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2pt"/>
    </style:style>
    <style:style style:name="Lista" style:family="paragraph" style:default-outline-level="">
      <style:paragraph-properties fo:margin-top="0in" fo:margin-bottom="0.1472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1" fo:font-size="12pt" fo:language="ca" fo:country="ES" style:font-size-asian="12pt" style:font-size-complex="12pt"/>
    </style:style>
    <style:style style:name="MP2" style:family="paragraph" style:parent-style-name="Footnote">
      <style:text-properties fo:language="ca" fo:country="ES"/>
    </style:style>
    <style:style style:name="MT1" style:family="text">
      <style:text-properties officeooo:rsid="0009517e"/>
    </style:style>
    <style:style style:name="MT2" style:family="text">
      <style:text-properties officeooo:rsid="000b4e83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ES <text:span text:style-name="MT1">Son Pacs <text:s text:c="22"/></text:span>FP Bàsica <text:s/>- <text:s/><text:span text:style-name="MT2">Ciències Aplicades II </text:span></text:p>
      </style:header>
      <style:footer>
        <text:p text:style-name="MP2"><text:tab/><text:span text:style-name="MT3">pàg. </text:span><text:span text:style-name="MT3"><text:page-number text:select-page="current">4</text:page-number></text:span><text:span text:style-name="MT3"> de </text:span><text:span text:style-name="MT3"><text:page-count>4</text:page-count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2:15:37</meta:creation-date>
    <meta:generator>LibreOffice/4.2.8.2$Linux_x86 LibreOffice_project/420m0$Build-2</meta:generator>
    <meta:editing-duration>P1DT9M29S</meta:editing-duration>
    <meta:editing-cycles>311</meta:editing-cycles>
    <dc:date>2018-09-06T11:09:56.283561070</dc:date>
    <meta:document-statistic meta:table-count="0" meta:image-count="0" meta:object-count="0" meta:page-count="4" meta:paragraph-count="86" meta:word-count="1023" meta:character-count="7740" meta:non-whitespace-character-count="6742"/>
  </office:meta>
</office:document-meta>
</file>